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PropertyMapping.calcRelative( PropertyList propertyLis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OPropertyMapping.createDynamic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FOPropertyMapping.createBorderPaddingBackgroundProperti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329">
            <text:p text:style-name="Table_20_Contents">329</text:p>
          </table:table-cell>
        </table:table-row>
        <table:table-row>
          <table:table-cell office:value-type="string">
            <text:p text:style-name="Table_20_Contents">FOPropertyMapping.createCharacter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FOPropertyMapping.createRelativePos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OPropertyMapping.getPropertyId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PropertyMapping.getPropertyName( int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PropertyMapping.createMarginInline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PropertyMapping.createShorthand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7">
            <text:p text:style-name="Table_20_Contents">177</text:p>
          </table:table-cell>
        </table:table-row>
        <table:table-row>
          <table:table-cell office:value-type="string">
            <text:p text:style-name="Table_20_Contents">FOPropertyMapping.getSubPropertyId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PropertyMapping.createPaginationAndLayou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4">
            <text:p text:style-name="Table_20_Contents">104</text:p>
          </table:table-cell>
        </table:table-row>
        <table:table-row>
          <table:table-cell office:value-type="string">
            <text:p text:style-name="Table_20_Contents">FOPropertyMapping.createAreaAlignmen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0">
            <text:p text:style-name="Table_20_Contents">80</text:p>
          </table:table-cell>
        </table:table-row>
        <table:table-row>
          <table:table-cell office:value-type="string">
            <text:p text:style-name="Table_20_Contents">FOPropertyMapping.createMarkers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FOPropertyMapping.createMisc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FOPropertyMapping.addPropertyMaker( String name , PropertyMaker mak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PropertyMapping.createHyphenation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FOPropertyMapping.createAreaDimension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4">
            <text:p text:style-name="Table_20_Contents">134</text:p>
          </table:table-cell>
        </table:table-row>
        <table:table-row>
          <table:table-cell office:value-type="string">
            <text:p text:style-name="Table_20_Contents">FOPropertyMapping.createFon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3">
            <text:p text:style-name="Table_20_Contents">83</text:p>
          </table:table-cell>
        </table:table-row>
        <table:table-row>
          <table:table-cell office:value-type="string">
            <text:p text:style-name="Table_20_Contents">FOPropertyMapping.getGenericMappin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FOPropertyMapping.createColor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FOPropertyMapping.getEnumProperty( int enumValue , String 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PropertyMapping.createLeaderAndRule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FOPropertyMapping.createWritingMode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FOPropertyMapping.createTable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5">
            <text:p text:style-name="Table_20_Contents">105</text:p>
          </table:table-cell>
        </table:table-row>
        <table:table-row>
          <table:table-cell office:value-type="string">
            <text:p text:style-name="Table_20_Contents">FOPropertyMapping.createNumberToString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FOPropertyMapping.get( int subpropId , PropertyList propertyList , boolean bTryInherit , boolean bTryDefaul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OPropertyMapping.createAccessibility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OPropertyMapping.createMarginBlock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2">
            <text:p text:style-name="Table_20_Contents">72</text:p>
          </table:table-cell>
        </table:table-row>
        <table:table-row>
          <table:table-cell office:value-type="string">
            <text:p text:style-name="Table_20_Contents">FOPropertyMapping.addSubpropMakerName( String name ,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PropertyMapping.createFloa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FOPropertyMapping.createBlockAndLineProperties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  <table:table-cell office:value-type="float" office:value="133">
            <text:p text:style-name="Table_20_Contents">133</text:p>
          </table:table-cell>
        </table:table-row>
        <table:table-row>
          <table:table-cell office:value-type="string">
            <text:p text:style-name="Table_20_Contents">FOPropertyMapping.createAbsolutePosition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FOPropertyMapping.createGener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0">
            <text:p text:style-name="Table_20_Contents">110</text:p>
          </table:table-cell>
        </table:table-row>
        <table:table-row>
          <table:table-cell office:value-type="string">
            <text:p text:style-name="Table_20_Contents">FOPropertyMapping.createLayou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FOPropertyMapping.convertPropertyDatatype( Property p , PropertyList propertyList , FObj f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PropertyMapping.createKeepsAndBreaks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FOPropertyMapping.createAural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5">
            <text:p text:style-name="Table_20_Contents">7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